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ULER OVER THIS KINGDOM (47:2-3, 7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ULER OVER THIS KINGDOM (47:2-3, 7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God reigns over (47:2, 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m God reigns over (47:3, 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4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RULER OVER THIS KINGDOM (47:2-3, 7-8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DEEMED IN THIS KINGDOM (47:1, 4-6, 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REDEEMED IN THIS KINGDOM (47:1, 4-6, 9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ir identity (47:4, 9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identity (47:4, 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Saved Jewish believers (47: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Saved Gentile believers (47: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REDEEMED IN THIS KINGDOM (47:1, 4-6, 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identity (47:4, 9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instruction (47:1, 5-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4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RULER OVER THIS KINGDOM (47:2-3, 7-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DEEMED IN THIS KINGDOM (47:1, 4-6, 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7 </dc:title>
    <meta:initial-creator>David STRICKLAND</meta:initial-creator>
    <dc:creator>David STRICKLAND</dc:creator>
    <meta:creation-date>2020-02-23T23:19:09Z</meta:creation-date>
    <dc:date>2020-02-23T23:19:09Z</dc:date>
    <meta:template xlink:href="BibleStudy" xlink:type="simple"/>
    <meta:editing-cycles>1</meta:editing-cycles>
    <meta:editing-duration>PT0S</meta:editing-duration>
    <meta:document-statistic meta:paragraph-count="19" meta:word-count="160"/>
  </office:meta>
</office:document-meta>
</file>